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37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7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50" table:formula="of:=[.I29]" office:value-type="currency" office:currency="USD" office:value="1892.11" calcext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6-01" calcext:value-type="date">
            <text:p>06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5/01-05/31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51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54" table:formula="of:=SUM([.I15:.I25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55" table:formula="of:=SUM([.I16:.I26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47:12.324606307</dc:date>
    <meta:editing-duration>PT4H2M30S</meta:editing-duration>
    <meta:editing-cycles>70</meta:editing-cycles>
    <meta:generator>LibreOffice/24.2.7.2$Linux_X86_64 LibreOffice_project/420$Build-2</meta:generator>
    <meta:document-statistic meta:table-count="1" meta:cell-count="30" meta:object-count="1"/>
  </office:meta>
</office:document-meta>
</file>